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вичайний" style:master-page-name="MP0" style:family="paragraph">
      <style:paragraph-properties fo:break-before="page" fo:margin-bottom="0in" fo:line-height="100%"/>
    </style:style>
    <style:style style:name="T2" style:parent-style-name="Шрифтабзацузазамовчуванням" style:family="text">
      <style:text-properties style:font-name="Segoe UI Emoji" style:font-name-complex="Segoe UI Emoji"/>
    </style:style>
    <style:style style:name="T3" style:parent-style-name="Шрифтабзацузазамовчуванням" style:family="text">
      <style:text-properties style:font-name="Segoe UI Emoji" style:font-name-complex="Segoe UI Emoji"/>
    </style:style>
    <style:style style:name="P4" style:parent-style-name="Звичайний" style:family="paragraph">
      <style:paragraph-properties fo:margin-bottom="0in" fo:line-height="100%"/>
    </style:style>
    <style:style style:name="T5" style:parent-style-name="Шрифтабзацузазамовчуванням" style:family="text">
      <style:text-properties style:font-name="Segoe UI Emoji" style:font-name-complex="Segoe UI Emoji"/>
    </style:style>
    <style:style style:name="T6" style:parent-style-name="Шрифтабзацузазамовчуванням" style:family="text">
      <style:text-properties style:font-name="Segoe UI Emoji" style:font-name-complex="Segoe UI Emoji"/>
    </style:style>
    <style:style style:name="P7" style:parent-style-name="Звичайний" style:family="paragraph">
      <style:paragraph-properties fo:margin-bottom="0in" fo:line-height="100%"/>
    </style:style>
    <style:style style:name="T8" style:parent-style-name="Шрифтабзацузазамовчуванням" style:family="text">
      <style:text-properties style:font-name="Segoe UI Emoji" style:font-name-complex="Segoe UI Emoji"/>
    </style:style>
    <style:style style:name="P9" style:parent-style-name="Звичайний" style:family="paragraph">
      <style:paragraph-properties fo:margin-bottom="0in" fo:line-height="100%"/>
    </style:style>
    <style:style style:name="P10" style:parent-style-name="Звичайний" style:family="paragraph">
      <style:paragraph-properties fo:margin-bottom="0in" fo:line-height="100%"/>
    </style:style>
    <style:style style:name="P11" style:parent-style-name="Звичайний" style:family="paragraph">
      <style:paragraph-properties fo:margin-bottom="0in" fo:line-height="100%"/>
    </style:style>
    <style:style style:name="P12" style:parent-style-name="Звичайний" style:family="paragraph">
      <style:paragraph-properties fo:margin-bottom="0in" fo:line-height="100%"/>
    </style:style>
    <style:style style:name="P13" style:parent-style-name="Звичайний" style:family="paragraph">
      <style:paragraph-properties fo:margin-bottom="0in" fo:line-height="100%"/>
    </style:style>
    <style:style style:name="P14" style:parent-style-name="Звичайний" style:family="paragraph">
      <style:paragraph-properties fo:margin-bottom="0in" fo:line-height="100%"/>
    </style:style>
    <style:style style:name="P15" style:parent-style-name="Звичайний" style:family="paragraph">
      <style:paragraph-properties fo:margin-bottom="0in" fo:line-height="100%"/>
    </style:style>
    <style:style style:name="P16" style:parent-style-name="Звичайний" style:family="paragraph">
      <style:paragraph-properties fo:margin-bottom="0in" fo:line-height="100%"/>
    </style:style>
    <style:style style:name="P17" style:parent-style-name="Звичайний" style:family="paragraph">
      <style:paragraph-properties fo:margin-bottom="0in" fo:line-height="100%"/>
    </style:style>
    <style:style style:name="P18" style:parent-style-name="Звичайний" style:family="paragraph">
      <style:paragraph-properties fo:margin-bottom="0in" fo:line-height="100%"/>
    </style:style>
    <style:style style:name="P19" style:parent-style-name="Звичайний" style:family="paragraph">
      <style:paragraph-properties fo:margin-bottom="0in" fo:line-height="100%"/>
    </style:style>
    <style:style style:name="P20" style:parent-style-name="Звичайний" style:family="paragraph">
      <style:paragraph-properties fo:margin-bottom="0in" fo:line-height="100%"/>
    </style:style>
    <style:style style:name="T21" style:parent-style-name="Шрифтабзацузазамовчуванням" style:family="text">
      <style:text-properties style:font-name="Segoe UI Emoji" style:font-name-complex="Segoe UI Emoji"/>
    </style:style>
    <style:style style:name="T22" style:parent-style-name="Шрифтабзацузазамовчуванням" style:family="text">
      <style:text-properties style:font-name="Segoe UI Emoji" style:font-name-complex="Segoe UI Emoji"/>
    </style:style>
    <style:style style:name="P23" style:parent-style-name="Звичайний" style:family="paragraph">
      <style:paragraph-properties fo:margin-bottom="0in" fo:line-height="100%"/>
    </style:style>
    <style:style style:name="P24" style:parent-style-name="Звичайний" style:family="paragraph">
      <style:paragraph-properties fo:margin-bottom="0in" fo:line-height="100%"/>
    </style:style>
    <style:style style:name="P25" style:parent-style-name="Звичайний" style:family="paragraph">
      <style:paragraph-properties fo:margin-bottom="0in" fo:line-height="100%"/>
    </style:style>
    <style:style style:name="P26" style:parent-style-name="Звичайний" style:family="paragraph">
      <style:paragraph-properties fo:margin-bottom="0in" fo:line-height="100%"/>
    </style:style>
    <style:style style:name="P27" style:parent-style-name="Звичайний" style:family="paragraph">
      <style:paragraph-properties fo:margin-bottom="0in" fo:line-height="100%"/>
    </style:style>
    <style:style style:name="T28" style:parent-style-name="Шрифтабзацузазамовчуванням" style:family="text">
      <style:text-properties style:font-name="Segoe UI Emoji" style:font-name-complex="Segoe UI Emoji"/>
    </style:style>
    <style:style style:name="T29" style:parent-style-name="Шрифтабзацузазамовчуванням" style:family="text">
      <style:text-properties style:font-name="Segoe UI Emoji" style:font-name-complex="Segoe UI Emoji"/>
    </style:style>
    <style:style style:name="P30" style:parent-style-name="Звичайний" style:family="paragraph">
      <style:paragraph-properties fo:margin-bottom="0in" fo:line-height="100%"/>
    </style:style>
    <style:style style:name="P31" style:parent-style-name="Звичайний" style:family="paragraph">
      <style:paragraph-properties fo:margin-bottom="0in" fo:line-height="100%"/>
    </style:style>
    <style:style style:name="P32" style:parent-style-name="Звичайний" style:family="paragraph">
      <style:paragraph-properties fo:margin-bottom="0in" fo:line-height="100%"/>
    </style:style>
    <style:style style:name="P33" style:parent-style-name="Звичайний" style:family="paragraph">
      <style:paragraph-properties fo:margin-bottom="0in" fo:line-height="100%"/>
    </style:style>
    <style:style style:name="P34" style:parent-style-name="Звичайний" style:family="paragraph">
      <style:paragraph-properties fo:margin-bottom="0in" fo:line-height="100%"/>
    </style:style>
    <style:style style:name="T35" style:parent-style-name="Шрифтабзацузазамовчуванням" style:family="text">
      <style:text-properties style:font-name="Segoe UI Emoji" style:font-name-complex="Segoe UI Emoji"/>
    </style:style>
    <style:style style:name="T36" style:parent-style-name="Шрифтабзацузазамовчуванням" style:family="text">
      <style:text-properties style:font-name="Segoe UI Emoji" style:font-name-complex="Segoe UI Emoji"/>
    </style:style>
    <style:style style:name="P37" style:parent-style-name="Звичайний" style:family="paragraph">
      <style:paragraph-properties fo:margin-bottom="0in" fo:line-height="100%"/>
    </style:style>
    <style:style style:name="P38" style:parent-style-name="Звичайний" style:family="paragraph">
      <style:paragraph-properties fo:margin-bottom="0in" fo:line-height="100%"/>
    </style:style>
    <style:style style:name="P39" style:parent-style-name="Звичайний" style:family="paragraph">
      <style:paragraph-properties fo:margin-bottom="0in" fo:line-height="100%"/>
    </style:style>
    <style:style style:name="P40" style:parent-style-name="Звичайний" style:family="paragraph">
      <style:paragraph-properties fo:margin-bottom="0in" fo:line-height="100%"/>
    </style:style>
    <style:style style:name="P41" style:parent-style-name="Звичайний" style:family="paragraph">
      <style:paragraph-properties fo:margin-bottom="0in" fo:line-height="100%"/>
    </style:style>
    <style:style style:name="P42" style:parent-style-name="Звичайний" style:family="paragraph">
      <style:paragraph-properties fo:margin-bottom="0in" fo:line-height="100%"/>
    </style:style>
    <style:style style:name="T43" style:parent-style-name="Шрифтабзацузазамовчуванням" style:family="text">
      <style:text-properties style:font-name="Segoe UI Emoji" style:font-name-complex="Segoe UI Emoji"/>
    </style:style>
    <style:style style:name="T44" style:parent-style-name="Шрифтабзацузазамовчуванням" style:family="text">
      <style:text-properties style:font-name="Segoe UI Emoji" style:font-name-complex="Segoe UI Emoji"/>
    </style:style>
    <style:style style:name="P45" style:parent-style-name="Звичайний" style:family="paragraph">
      <style:paragraph-properties fo:margin-bottom="0in" fo:line-height="100%"/>
    </style:style>
    <style:style style:name="P46" style:parent-style-name="Звичайний" style:family="paragraph">
      <style:paragraph-properties fo:margin-bottom="0in" fo:line-height="100%"/>
    </style:style>
    <style:style style:name="P47" style:parent-style-name="Звичайний" style:family="paragraph">
      <style:paragraph-properties fo:margin-bottom="0in" fo:line-height="100%"/>
    </style:style>
    <style:style style:name="P48" style:parent-style-name="Звичайний" style:family="paragraph">
      <style:paragraph-properties fo:margin-bottom="0in" fo:line-height="100%"/>
    </style:style>
    <style:style style:name="P49" style:parent-style-name="Звичайний" style:family="paragraph">
      <style:paragraph-properties fo:margin-bottom="0in" fo:line-height="100%"/>
    </style:style>
    <style:style style:name="T50" style:parent-style-name="Шрифтабзацузазамовчуванням" style:family="text">
      <style:text-properties style:font-name="Segoe UI Emoji" style:font-name-complex="Segoe UI Emoji"/>
    </style:style>
    <style:style style:name="T51" style:parent-style-name="Шрифтабзацузазамовчуванням" style:family="text">
      <style:text-properties style:font-name="Segoe UI Emoji" style:font-name-complex="Segoe UI Emoji"/>
    </style:style>
    <style:style style:name="P52" style:parent-style-name="Звичайний" style:family="paragraph">
      <style:paragraph-properties fo:margin-bottom="0in" fo:line-height="100%"/>
    </style:style>
    <style:style style:name="P53" style:parent-style-name="Звичайний" style:family="paragraph">
      <style:paragraph-properties fo:margin-bottom="0in" fo:line-height="100%"/>
    </style:style>
    <style:style style:name="P54" style:parent-style-name="Звичайний" style:family="paragraph">
      <style:paragraph-properties fo:margin-bottom="0in" fo:line-height="100%"/>
    </style:style>
    <style:style style:name="P55" style:parent-style-name="Звичайний" style:family="paragraph">
      <style:paragraph-properties fo:margin-bottom="0in" fo:line-height="100%"/>
    </style:style>
    <style:style style:name="P56" style:parent-style-name="Звичайний" style:family="paragraph">
      <style:paragraph-properties fo:margin-bottom="0in" fo:line-height="100%"/>
    </style:style>
    <style:style style:name="P57" style:parent-style-name="Звичайний" style:family="paragraph">
      <style:paragraph-properties fo:margin-bottom="0in" fo:line-height="100%"/>
    </style:style>
    <style:style style:name="P58" style:parent-style-name="Звичайний" style:family="paragraph">
      <style:paragraph-properties fo:margin-bottom="0in" fo:line-height="100%"/>
    </style:style>
    <style:style style:name="P59" style:parent-style-name="Звичайний" style:family="paragraph">
      <style:paragraph-properties fo:margin-bottom="0in" fo:line-height="100%"/>
    </style:style>
    <style:style style:name="P60" style:parent-style-name="Звичайний" style:family="paragraph">
      <style:paragraph-properties fo:margin-bottom="0in" fo:line-height="100%"/>
    </style:style>
    <style:style style:name="P61" style:parent-style-name="Звичайний" style:family="paragraph">
      <style:paragraph-properties fo:margin-bottom="0in" fo:line-height="100%"/>
    </style:style>
    <style:style style:name="P62" style:parent-style-name="Звичайний" style:family="paragraph">
      <style:paragraph-properties fo:margin-bottom="0in" fo:line-height="100%"/>
    </style:style>
    <style:style style:name="P63" style:parent-style-name="Звичайний" style:family="paragraph">
      <style:paragraph-properties fo:margin-bottom="0in" fo:line-height="100%"/>
    </style:style>
    <style:style style:name="P64" style:parent-style-name="Звичайний" style:family="paragraph">
      <style:paragraph-properties fo:margin-bottom="0in" fo:line-height="100%"/>
    </style:style>
    <style:style style:name="P65" style:parent-style-name="Звичайний" style:family="paragraph">
      <style:paragraph-properties fo:margin-bottom="0in" fo:line-height="100%"/>
    </style:style>
    <style:style style:name="P66" style:parent-style-name="Звичайний" style:family="paragraph">
      <style:paragraph-properties fo:margin-bottom="0in" fo:line-height="100%"/>
    </style:style>
    <style:style style:name="T67" style:parent-style-name="Шрифтабзацузазамовчуванням" style:family="text">
      <style:text-properties style:font-name="Segoe UI Emoji" style:font-name-complex="Segoe UI Emoji"/>
    </style:style>
    <style:style style:name="T68" style:parent-style-name="Шрифтабзацузазамовчуванням" style:family="text">
      <style:text-properties style:font-name="Segoe UI Emoji" style:font-name-complex="Segoe UI Emoji"/>
    </style:style>
    <style:style style:name="P69" style:parent-style-name="Звичайний" style:family="paragraph">
      <style:paragraph-properties fo:margin-bottom="0in" fo:line-height="100%"/>
    </style:style>
    <style:style style:name="P70" style:parent-style-name="Звичайний" style:family="paragraph">
      <style:paragraph-properties fo:margin-bottom="0in" fo:line-height="100%"/>
    </style:style>
    <style:style style:name="P71" style:parent-style-name="Звичайний" style:family="paragraph">
      <style:paragraph-properties fo:margin-bottom="0in" fo:line-height="100%"/>
    </style:style>
    <style:style style:name="P72" style:parent-style-name="Звичайний" style:family="paragraph">
      <style:paragraph-properties fo:margin-bottom="0in" fo:line-height="100%"/>
    </style:style>
    <style:style style:name="P73" style:parent-style-name="Звичайний" style:family="paragraph">
      <style:paragraph-properties fo:margin-bottom="0in" fo:line-height="100%"/>
    </style:style>
    <style:style style:name="P74" style:parent-style-name="Звичайний" style:family="paragraph">
      <style:paragraph-properties fo:margin-bottom="0in" fo:line-height="100%"/>
    </style:style>
    <style:style style:name="P75" style:parent-style-name="Звичайний" style:family="paragraph">
      <style:paragraph-properties fo:margin-bottom="0in" fo:line-height="100%"/>
    </style:style>
    <style:style style:name="P76" style:parent-style-name="Звичайний" style:family="paragraph">
      <style:paragraph-properties fo:margin-bottom="0in" fo:line-height="100%"/>
    </style:style>
    <style:style style:name="P77" style:parent-style-name="Звичайний" style:family="paragraph">
      <style:paragraph-properties fo:margin-bottom="0in" fo:line-height="100%"/>
    </style:style>
    <style:style style:name="P78" style:parent-style-name="Звичайний" style:family="paragraph">
      <style:paragraph-properties fo:margin-bottom="0in" fo:line-height="100%"/>
    </style:style>
    <style:style style:name="P79" style:parent-style-name="Звичайний" style:family="paragraph">
      <style:paragraph-properties fo:margin-bottom="0in" fo:line-height="100%"/>
    </style:style>
    <style:style style:name="P80" style:parent-style-name="Звичайний" style:family="paragraph">
      <style:paragraph-properties fo:margin-bottom="0in" fo:line-height="100%"/>
    </style:style>
    <style:style style:name="P81" style:parent-style-name="Звичайний" style:family="paragraph">
      <style:paragraph-properties fo:margin-bottom="0in" fo:line-height="100%"/>
    </style:style>
    <style:style style:name="P82" style:parent-style-name="Звичайний" style:family="paragraph">
      <style:paragraph-properties fo:margin-bottom="0in" fo:line-height="100%"/>
    </style:style>
    <style:style style:name="T83" style:parent-style-name="Шрифтабзацузазамовчуванням" style:family="text">
      <style:text-properties style:font-name="Segoe UI Emoji" style:font-name-complex="Segoe UI Emoji"/>
    </style:style>
    <style:style style:name="P84" style:parent-style-name="Звичайний" style:family="paragraph">
      <style:paragraph-properties fo:margin-bottom="0in" fo:line-height="100%"/>
    </style:style>
    <style:style style:name="T85" style:parent-style-name="Шрифтабзацузазамовчуванням" style:family="text">
      <style:text-properties style:font-name="Segoe UI Emoji" style:font-name-complex="Segoe UI Emoji"/>
    </style:style>
    <style:style style:name="T86" style:parent-style-name="Шрифтабзацузазамовчуванням" style:family="text">
      <style:text-properties style:font-name="Segoe UI Emoji" style:font-name-complex="Segoe UI Emoji"/>
    </style:style>
    <style:style style:name="P87" style:parent-style-name="Звичайний" style:family="paragraph">
      <style:paragraph-properties fo:margin-bottom="0in" fo:line-height="100%"/>
    </style:style>
    <style:style style:name="P88" style:parent-style-name="Звичайний" style:family="paragraph">
      <style:paragraph-properties fo:margin-bottom="0in" fo:line-height="100%"/>
    </style:style>
    <style:style style:name="P89" style:parent-style-name="Звичайний" style:family="paragraph">
      <style:paragraph-properties fo:margin-bottom="0in" fo:line-height="100%"/>
    </style:style>
    <style:style style:name="P90" style:parent-style-name="Звичайний" style:family="paragraph">
      <style:paragraph-properties fo:margin-bottom="0in" fo:line-height="100%"/>
    </style:style>
    <style:style style:name="P91" style:parent-style-name="Звичайний" style:family="paragraph">
      <style:paragraph-properties fo:margin-bottom="0in" fo:line-height="100%"/>
    </style:style>
    <style:style style:name="P92" style:parent-style-name="Звичайний" style:family="paragraph">
      <style:paragraph-properties fo:margin-bottom="0in" fo:line-height="100%"/>
    </style:style>
    <style:style style:name="P93" style:parent-style-name="Звичайний" style:family="paragraph">
      <style:paragraph-properties fo:margin-bottom="0in" fo:line-height="100%"/>
    </style:style>
    <style:style style:name="P94" style:parent-style-name="Звичайний" style:family="paragraph">
      <style:paragraph-properties fo:margin-bottom="0in" fo:line-height="100%"/>
    </style:style>
    <style:style style:name="T95" style:parent-style-name="Шрифтабзацузазамовчуванням" style:family="text">
      <style:text-properties style:font-name="Segoe UI Emoji" style:font-name-complex="Segoe UI Emoji"/>
    </style:style>
    <style:style style:name="P96" style:parent-style-name="Звичайний" style:family="paragraph">
      <style:paragraph-properties fo:margin-bottom="0in" fo:line-height="100%"/>
    </style:style>
    <style:style style:name="P97" style:parent-style-name="Звичайний" style:family="paragraph">
      <style:paragraph-properties fo:margin-bottom="0in" fo:line-height="100%"/>
    </style:style>
    <style:style style:name="P98" style:parent-style-name="Звичайний" style:family="paragraph">
      <style:paragraph-properties fo:margin-bottom="0in" fo:line-height="100%"/>
    </style:style>
    <style:style style:name="P99" style:parent-style-name="Звичайний" style:family="paragraph">
      <style:paragraph-properties fo:margin-bottom="0in" fo:line-height="100%"/>
    </style:style>
    <style:style style:name="P100" style:parent-style-name="Звичайний" style:family="paragraph">
      <style:paragraph-properties fo:margin-bottom="0in" fo:line-height="100%"/>
    </style:style>
    <style:style style:name="T101" style:parent-style-name="Шрифтабзацузазамовчуванням" style:family="text">
      <style:text-properties style:font-name="Segoe UI Emoji" style:font-name-complex="Segoe UI Emoji"/>
    </style:style>
    <style:style style:name="T102" style:parent-style-name="Шрифтабзацузазамовчуванням" style:family="text">
      <style:text-properties style:font-name="Segoe UI Emoji" style:font-name-complex="Segoe UI Emoji"/>
    </style:style>
    <style:style style:name="P103" style:parent-style-name="Звичайний" style:family="paragraph">
      <style:paragraph-properties fo:margin-bottom="0in" fo:line-height="100%"/>
    </style:style>
    <style:style style:name="P104" style:parent-style-name="Звичайний" style:family="paragraph">
      <style:paragraph-properties fo:margin-bottom="0in" fo:line-height="100%"/>
    </style:style>
    <style:style style:name="P105" style:parent-style-name="Звичайний" style:family="paragraph">
      <style:paragraph-properties fo:margin-bottom="0in" fo:line-height="100%"/>
    </style:style>
    <style:style style:name="P106" style:parent-style-name="Звичайний" style:family="paragraph">
      <style:paragraph-properties fo:margin-bottom="0in" fo:line-height="100%"/>
    </style:style>
    <style:style style:name="T107" style:parent-style-name="Шрифтабзацузазамовчуванням" style:family="text">
      <style:text-properties style:font-name="Segoe UI Emoji" style:font-name-complex="Segoe UI Emoji"/>
    </style:style>
    <style:style style:name="P108" style:parent-style-name="Звичайний" style:family="paragraph">
      <style:paragraph-properties fo:margin-bottom="0in" fo:line-height="100%"/>
    </style:style>
    <style:style style:name="P109" style:parent-style-name="Звичайний" style:family="paragraph">
      <style:paragraph-properties fo:margin-bottom="0in" fo:line-height="100%"/>
    </style:style>
    <style:style style:name="P110" style:parent-style-name="Звичайний" style:family="paragraph">
      <style:paragraph-properties fo:margin-bottom="0in" fo:line-height="100%"/>
    </style:style>
    <style:style style:name="P111" style:parent-style-name="Звичайний" style:family="paragraph">
      <style:paragraph-properties fo:margin-bottom="0in" fo:line-height="100%"/>
    </style:style>
    <style:style style:name="T112" style:parent-style-name="Шрифтабзацузазамовчуванням" style:family="text">
      <style:text-properties style:font-name="Segoe UI Emoji" style:font-name-complex="Segoe UI Emoji"/>
    </style:style>
    <style:style style:name="T113" style:parent-style-name="Шрифтабзацузазамовчуванням" style:family="text">
      <style:text-properties style:font-name="Segoe UI Emoji" style:font-name-complex="Segoe UI Emoji"/>
    </style:style>
    <style:style style:name="P114" style:parent-style-name="Звичайний" style:family="paragraph">
      <style:paragraph-properties fo:margin-bottom="0in" fo:line-height="100%"/>
    </style:style>
    <style:style style:name="P115" style:parent-style-name="Звичайний" style:family="paragraph">
      <style:paragraph-properties fo:margin-bottom="0in" fo:line-height="100%"/>
    </style:style>
    <style:style style:name="P116" style:parent-style-name="Звичайний" style:family="paragraph">
      <style:paragraph-properties fo:margin-bottom="0in" fo:line-height="100%"/>
    </style:style>
    <style:style style:name="P117" style:parent-style-name="Звичайний" style:family="paragraph">
      <style:paragraph-properties fo:margin-bottom="0in" fo:line-height="100%"/>
    </style:style>
    <style:style style:name="P118" style:parent-style-name="Звичайний" style:family="paragraph">
      <style:paragraph-properties fo:margin-bottom="0in" fo:line-height="100%"/>
    </style:style>
    <style:style style:name="P119" style:parent-style-name="Звичайний" style:family="paragraph">
      <style:paragraph-properties fo:margin-bottom="0in" fo:line-height="100%"/>
    </style:style>
    <style:style style:name="P120" style:parent-style-name="Звичайний" style:family="paragraph">
      <style:paragraph-properties fo:margin-bottom="0in" fo:line-height="100%"/>
    </style:style>
    <style:style style:name="P121" style:parent-style-name="Звичайний" style:family="paragraph">
      <style:paragraph-properties fo:margin-bottom="0in" fo:line-height="100%"/>
    </style:style>
    <style:style style:name="P122" style:parent-style-name="Звичайний" style:family="paragraph">
      <style:paragraph-properties fo:margin-bottom="0in" fo:line-height="100%"/>
    </style:style>
    <style:style style:name="P123" style:parent-style-name="Звичайний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🐍</text:span><text:s/>Python Turbo<text:s/><text:span text:style-name="T3">🐍</text:span>, [2022-10-20 19:13]</text:p>
      <text:p text:style-name="P4">[Переслано від<text:s/><text:span text:style-name="T5">🐍</text:span><text:s/>Python Turbo<text:s/><text:span text:style-name="T6">🐍</text:span>]</text:p>
      <text:p text:style-name="P7"><text:span text:style-name="T8">⚡️</text:span><text:s/>Задача с собеседования | Уровень: #Easy<text:s/></text:p>
      <text:p text:style-name="P9"/>
      <text:p text:style-name="P10">Условие:</text:p>
      <text:p text:style-name="P11"/>
      <text:p text:style-name="P12">Необходимо написать код, который будет превращать привычный rgb формат в hex.</text:p>
      <text:p text:style-name="P13"/>
      <text:p text:style-name="P14">Пример:</text:p>
      <text:p text:style-name="P15">rgb_to_hex(255, 255, 255) == "FFFFFF"</text:p>
      <text:p text:style-name="P16">rgb_to_hex(255, 0, 255) == "FF00FF"</text:p>
      <text:p text:style-name="P17">rgb_to_hex(14, 0, 128) == "0E0080"</text:p>
      <text:p text:style-name="P18">rgb_to_hex(0, 0, 0) == "000000"</text:p>
      <text:p text:style-name="P19"/>
      <text:p text:style-name="P20"><text:span text:style-name="T21">❗️</text:span>Делитесь своим решением в комментариях<text:span text:style-name="T22">👇</text:span></text:p>
      <text:p text:style-name="P23"/>
      <text:p text:style-name="P24">#задача_с_собеседования</text:p>
      <text:p text:style-name="P25"/>
      <text:p text:style-name="P26">Michael, [2022-10-20 19:24]</text:p>
      <text:p text:style-name="P27">[У відповідь до<text:s/><text:span text:style-name="T28">🐍</text:span><text:s/>Python Turbo<text:s/><text:span text:style-name="T29">🐍</text:span>]</text:p>
      <text:p text:style-name="P30">def rgb_to_hex(r, g, b):</text:p>
      <text:p text:style-name="P31"><text:s text:c="4"/>return ''.join('{:02X}'.format(cl) for cl in (r, g, b))</text:p>
      <text:p text:style-name="P32"/>
      <text:p text:style-name="P33">Nick, [2022-10-20 19:39]</text:p>
      <text:p text:style-name="P34">[У відповідь до<text:s/><text:span text:style-name="T35">🐍</text:span><text:s/>Python Turbo<text:s/><text:span text:style-name="T36">🐍</text:span>]</text:p>
      <text:p text:style-name="P37">def rgb_to_hex(r: int, g: int, b: int) -&gt; str:</text:p>
      <text:p text:style-name="P38"><text:s text:c="4"/>to_hex = lambda x: hex(x).replace('0x','').rjust(2, '0')</text:p>
      <text:p text:style-name="P39"><text:s text:c="4"/>return f"{to_hex(r)}{to_hex(g)}{to_hex(b)}"</text:p>
      <text:p text:style-name="P40"/>
      <text:p text:style-name="P41">Dmitry Duchin, [2022-10-20 19:46]</text:p>
      <text:p text:style-name="P42">[У відповідь до<text:s/><text:span text:style-name="T43">🐍</text:span><text:s/>Python Turbo<text:s/><text:span text:style-name="T44">🐍</text:span>]</text:p>
      <text:p text:style-name="P45">def rgb_to_hex(r, g, b):</text:p>
      <text:p text:style-name="P46"><text:s text:c="2"/>return ('{:X}{:X}{:X}').format(r, g, b)</text:p>
      <text:p text:style-name="P47"/>
      <text:p text:style-name="P48">Максим, [2022-10-20 19:48]</text:p>
      <text:p text:style-name="P49">[У відповідь до<text:s/><text:span text:style-name="T50">🐍</text:span><text:s/>Python Turbo<text:s/><text:span text:style-name="T51">🐍</text:span>]</text:p>
      <text:p text:style-name="P52">def rgb_to_hex(r, g, b):</text:p>
      <text:p text:style-name="P53"><text:s/>return f'{r:02x}{g:02x}{b:02x}'</text:p>
      <text:p text:style-name="P54"/>
      <text:p text:style-name="P55">print(rgb_to_hex(255, 255, 255))</text:p>
      <text:p text:style-name="P56">print(rgb_to_hex(255, 0, 255))</text:p>
      <text:p text:style-name="P57">print(rgb_to_hex(0, 0, 0))</text:p>
      <text:p text:style-name="P58"/>
      <text:p text:style-name="P59"># ffffff</text:p>
      <text:p text:style-name="P60"># ff00ff</text:p>
      <text:p text:style-name="P61"># 000000</text:p>
      <text:p text:style-name="P62"/>
      <text:p text:style-name="P63"># [Program finished]</text:p>
      <text:p text:style-name="P64"/>
      <text:p text:style-name="P65">Shugarok1, [2022-10-20 19:54]</text:p>
      <text:p text:style-name="P66">[У відповідь до<text:s/><text:span text:style-name="T67">🐍</text:span><text:s/>Python Turbo<text:s/><text:span text:style-name="T68">🐍</text:span>]</text:p>
      <text:p text:style-name="P69">def rgb_to_hex(r, g, b):</text:p>
      <text:p text:style-name="P70"><text:s/>return f'{r:02x}{g:02x}{b:02x}'</text:p>
      <text:p text:style-name="P71"/>
      <text:p text:style-name="P72">print(rgb_to_hex(255, 255, 255))</text:p>
      <text:soft-page-break/>
      <text:p text:style-name="P73">print(rgb_to_hex(255, 0, 255))</text:p>
      <text:p text:style-name="P74">print(rgb_to_hex(0, 0, 0))</text:p>
      <text:p text:style-name="P75"/>
      <text:p text:style-name="P76"># ffffff</text:p>
      <text:p text:style-name="P77"># ff00ff</text:p>
      <text:p text:style-name="P78"># 000000</text:p>
      <text:p text:style-name="P79"/>
      <text:p text:style-name="P80"># [Program finished]</text:p>
      <text:p text:style-name="P81"/>
      <text:p text:style-name="P82">Владимир<text:s/><text:span text:style-name="T83">🤍💙🤍</text:span>, [2022-10-20 20:10]</text:p>
      <text:p text:style-name="P84">[У відповідь до<text:s/><text:span text:style-name="T85">🐍</text:span><text:s/>Python Turbo<text:s/><text:span text:style-name="T86">🐍</text:span>]</text:p>
      <text:p text:style-name="P87">def rgb_to_hex(r: int, g: int, b: int):</text:p>
      <text:p text:style-name="P88"><text:s text:c="4"/>def to_hex(n):</text:p>
      <text:p text:style-name="P89"><text:s text:c="8"/>if not isinstance(n, int) or not (0 &lt;= n &lt;= 255):</text:p>
      <text:p text:style-name="P90"><text:s text:c="12"/>raise ValueError("args must be int in range [0, 255]")</text:p>
      <text:p text:style-name="P91"><text:s text:c="8"/>return f"{n:02x}"</text:p>
      <text:p text:style-name="P92"><text:s text:c="4"/>return "".join(map(to_hex, (r, g, b))).upper()</text:p>
      <text:p text:style-name="P93"/>
      <text:p text:style-name="P94">Владимир<text:s/><text:span text:style-name="T95">🤍💙🤍</text:span>, [2022-10-20 20:13]</text:p>
      <text:p text:style-name="P96">[У відповідь до Dmitry Duchin]</text:p>
      <text:p text:style-name="P97">Эта не будет добавлять ноли, если <text:s/>ввести число &lt;16</text:p>
      <text:p text:style-name="P98"/>
      <text:p text:style-name="P99">Тимофей, [2022-10-20 20:14]</text:p>
      <text:p text:style-name="P100">[У відповідь до<text:s/><text:span text:style-name="T101">🐍</text:span><text:s/>Python Turbo<text:s/><text:span text:style-name="T102">🐍</text:span>]</text:p>
      <text:p text:style-name="P103">https://tg.sv/cSAuv6</text:p>
      <text:p text:style-name="P104"/>
      <text:p text:style-name="P105">Dmitry Duchin, [2022-10-20 20:25]</text:p>
      <text:p text:style-name="P106">[У відповідь до Владимир<text:s/><text:span text:style-name="T107">🤍💙🤍</text:span>]</text:p>
      <text:p text:style-name="P108">да, точно, спасибо! надо заменить на :02X</text:p>
      <text:p text:style-name="P109"/>
      <text:p text:style-name="P110">Ol, [2022-10-20 23:09]</text:p>
      <text:p text:style-name="P111">[У відповідь до<text:s/><text:span text:style-name="T112">🐍</text:span><text:s/>Python Turbo<text:s/><text:span text:style-name="T113">🐍</text:span>]</text:p>
      <text:p text:style-name="P114">def rgb_to_hex(r : int, g: int, b: int) -&gt; str:</text:p>
      <text:p text:style-name="P115"><text:s text:c="4"/>if r &lt; 256 and g &lt; 256 and b &lt; 256:</text:p>
      <text:p text:style-name="P116"><text:s text:c="8"/>return hex(r).strip('0x').upper() + hex(g).strip('0x').upper() + hex(b).strip('0x').upper()</text:p>
      <text:p text:style-name="P117"><text:s text:c="4"/>else:</text:p>
      <text:p text:style-name="P118"><text:s text:c="8"/>return False</text:p>
      <text:p text:style-name="P119"/>
      <text:p text:style-name="P120"/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енис Танцюра</dc:creator>
    <meta:creation-date>2022-10-21T09:05:00Z</meta:creation-date>
    <dc:date>2022-10-21T09:06:00Z</dc:date>
    <meta:template xlink:href="Normal" xlink:type="simple"/>
    <meta:editing-cycles>2</meta:editing-cycles>
    <meta:editing-duration>PT60S</meta:editing-duration>
    <meta:document-statistic meta:page-count="2" meta:paragraph-count="4" meta:word-count="1526" meta:character-count="2393" meta:row-count="7" meta:non-whitespace-character-count="871"/>
  </office:meta>
</office:document-meta>
</file>